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67.5pt" style:use-optimal-column-width="true"/>
    </style:style>
    <style:style style:name="ACE-0" style:family="table-cell" style:data-style-name="General">
      <style:table-cell-properties fo:background-color="#b7b3ca" gnm:background-colour="#b7b3ca" gnm:pattern-colour="#000000" gnm:pattern="1" fo:border-top="0.035cm solid #2a6099" fo:border-bottom="0.035cm solid #2a6099" fo:border-left="0.035cm solid #2a6099" fo:border-right="0.035cm solid #2a6099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1" style:condition="of:cell-content-is-not-between(1,6)" style:base-cell-address="$'Encode'.$A$1"/>
    </style:style>
    <style:style style:name="ACE-1" style:family="table-cell" style:data-style-name="General">
      <style:table-cell-properties fo:background-color="#ffb66c" gnm:background-colour="#ffb66c" gnm:pattern-colour="#000000" gnm:pattern="1" fo:border-top="0.035cm solid #ff8000" fo:border-bottom="0.035cm solid #ff8000" fo:border-left="0.035cm solid #ff8000" fo:border-right="0.035cm solid #ff8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1" style:condition="of:cell-content-is-not-between(1,6)" style:base-cell-address="$'Encode'.$A$7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2" style:condition="of:cell-content()=&quot;BAD&quot;" style:base-cell-address="$'Encode'.$B$1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dddddd" fo:font-family="Sans"/>
      <style:map style:apply-style-name="Gnumeric-2" style:condition="of:cell-content()=&quot;BAD&quot;" style:base-cell-address="$'Encode'.$B$6"/>
    </style:style>
    <style:style style:name="ACE-6" style:family="table-cell" style:data-style-name="General">
      <style:table-cell-properties fo:background-color="#ffffd7" gnm:background-colour="#ffffd7" gnm:pattern-colour="#000000" gnm:pattern="1" fo:border-top="0.035cm solid #ffd428" fo:border-bottom="0.035cm solid #ffd428" fo:border-left="0.035cm solid #ffd428" fo:border-right="0.035cm solid #ffd428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cell-content()=&quot;OK&quot;" style:base-cell-address="$'Encode'.$B$7"/>
      <style:map style:apply-style-name="Gnumeric-2" style:condition="of:cell-content()=&quot;BAD&quot;" style:base-cell-address="$'Encode'.$B$7"/>
    </style:style>
    <style:style style:name="ACE-7" style:family="table-cell" style:data-style-name="General">
      <style:table-cell-properties fo:background-color="#b7b3ca" gnm:background-colour="#b7b3ca" gnm:pattern-colour="#000000" gnm:pattern="1" fo:border-top="0.035cm solid #2a6099" fo:border-bottom="0.035cm solid #2a6099" fo:border-left="0.035cm solid #2a6099" fo:border-right="0.035cm solid #2a6099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1" style:condition="of:cell-content-is-not-between(1,6)" style:base-cell-address="$'Decode'.$A$1"/>
    </style:style>
    <style:style style:name="ACE-8" style:family="table-cell" style:data-style-name="General">
      <style:table-cell-properties fo:background-color="#dde8cb" gnm:background-colour="#dde8cb" gnm:pattern-colour="#000000" gnm:pattern="1" fo:border-top="0.035cm solid #00a933" fo:border-bottom="0.035cm solid #00a933" fo:border-left="0.035cm solid #00a933" fo:border-right="0.035cm solid #00a933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cell-content()=&quot;ERROR&quot;" style:base-cell-address="$'Decode'.$A$7"/>
      <style:map style:apply-style-name="Gnumeric-3" style:condition="of:cell-content-is-between(1,6)" style:base-cell-address="$'Decode'.$A$7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b66c" gnm:background-colour="#ffb66c" gnm:pattern-colour="#000000" gnm:pattern="1" fo:border-top="0.035cm solid #ff8000" fo:border-bottom="0.035cm solid #ff8000" fo:border-left="0.035cm solid #ff8000" fo:border-right="0.035cm solid #ff8000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4" style:condition="of:cell-content-is-not-between(0,6)" style:base-cell-address="$'Decode'.$B$1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dddddd" fo:font-family="Sans"/>
    </style:style>
    <style:style style:name="ACE-12" style:family="table-cell" style:data-style-name="General">
      <style:table-cell-properties fo:background-color="#ffffd7" gnm:background-colour="#ffffd7" gnm:pattern-colour="#000000" gnm:pattern="1" fo:border-top="0.035cm solid #ffe994" fo:border-bottom="0.035cm solid #ffe994" fo:border-left="0.035cm solid #ffe994" fo:border-right="0.035cm solid #ffe994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cell-content()=&quot;OK&quot;" style:base-cell-address="$'Decode'.$B$7"/>
      <style:map style:apply-style-name="Gnumeric-2" style:condition="of:cell-content()=&quot;BAD&quot;" style:base-cell-address="$'Decode'.$B$7"/>
      <style:map style:apply-style-name="Gnumeric-4" style:condition="of:cell-content()=&quot;ERROR&quot;" style:base-cell-address="$'Decode'.$B$7"/>
    </style:style>
    <style:style style:name="ACOL-1" style:family="table-column">
      <style:table-column-properties style:column-width="64.008pt" style:use-optimal-column-width="true"/>
    </style:style>
    <style:style style:name="ACOL-2" style:family="table-column"/>
    <style:style style:name="AROW-1" style:family="table-row">
      <style:table-row-properties style:row-height="12.837599999999998pt" style:use-optimal-row-height="true"/>
    </style:style>
    <style:style style:name="AROW-2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ncode" table:style-name="ta-0" table:print="true">
        <office:forms form:automatic-focus="false" form:apply-design-mode="false">
          <form:form/>
        </office:forms>
        <table:table-column table:style-name="ACOL-1" table:number-columns-repeated="2"/>
        <table:table-column table:style-name="ACOL-0" table:number-columns-repeated="126"/>
        <table:table-row table:style-name="AROW-1">
          <table:table-cell table:style-name="ACE-0"/>
          <table:table-cell table:style-name="ACE-4" table:formula="of:=IF(OR([.A1]&lt;1;[.A1]&gt;6);&quot;BAD&quot;;&quot;&quot;)" office:value-type="string" office:string-value="BAD">
            <text:p>BAD</text:p>
          </table:table-cell>
          <table:table-cell table:number-columns-repeated="126" table:style-name="ACE-3"/>
        </table:table-row>
        <table:table-row table:style-name="AROW-1">
          <table:table-cell table:style-name="ACE-0"/>
          <table:table-cell table:style-name="ACE-4" table:formula="of:=IF(OR([.A2]&lt;1;[.A2]&gt;6);&quot;BAD&quot;;&quot;&quot;)" office:value-type="string" office:string-value="BAD">
            <text:p>BAD</text:p>
          </table:table-cell>
          <table:table-cell table:number-columns-repeated="126" table:style-name="ACE-3"/>
        </table:table-row>
        <table:table-row table:style-name="AROW-1">
          <table:table-cell table:style-name="ACE-0"/>
          <table:table-cell table:style-name="ACE-4" table:formula="of:=IF(OR([.A3]&lt;1;[.A3]&gt;6);&quot;BAD&quot;;&quot;&quot;)" office:value-type="string" office:string-value="BAD">
            <text:p>BAD</text:p>
          </table:table-cell>
          <table:table-cell table:number-columns-repeated="126" table:style-name="ACE-3"/>
        </table:table-row>
        <table:table-row table:style-name="AROW-1">
          <table:table-cell table:style-name="ACE-0"/>
          <table:table-cell table:style-name="ACE-4" table:formula="of:=IF(OR([.A4]&lt;1;[.A4]&gt;6);&quot;BAD&quot;;&quot;&quot;)" office:value-type="string" office:string-value="BAD">
            <text:p>BAD</text:p>
          </table:table-cell>
          <table:table-cell table:number-columns-repeated="126" table:style-name="ACE-3"/>
        </table:table-row>
        <table:table-row table:style-name="AROW-1">
          <table:table-cell table:style-name="ACE-0"/>
          <table:table-cell table:style-name="ACE-4" table:formula="of:=IF(OR([.A5]&lt;1;[.A5]&gt;6);&quot;BAD&quot;;&quot;&quot;)" office:value-type="string" office:string-value="BAD">
            <text:p>BAD</text:p>
          </table:table-cell>
          <table:table-cell table:number-columns-repeated="126" table:style-name="ACE-3"/>
        </table:table-row>
        <table:table-row table:style-name="AROW-1">
          <table:table-cell table:style-name="ACE-0"/>
          <table:table-cell table:style-name="ACE-5" table:formula="of:=IF(OR([.A6]&lt;1;[.A6]&gt;6);&quot;BAD&quot;;SUM([.A1:.A6]))" office:value-type="string" office:string-value="BAD">
            <text:p>BAD</text:p>
          </table:table-cell>
          <table:table-cell table:number-columns-repeated="126" table:style-name="ACE-3"/>
        </table:table-row>
        <table:table-row table:style-name="AROW-1">
          <table:table-cell table:style-name="ACE-1" table:formula="of:=IF(COUNTIFS([.A1:.A6];&quot;&gt;=1&quot;;[.A1:.A6];&quot;&lt;=6&quot;)=6;IF(MOD([.B6];6)=0;6;MOD([.B6];6));&quot;&quot;)" office:value-type="string" office:string-value="">
            <office:annotation>
              <text:p><text:span text:style-name="AC-strikethrough-none"><text:span text:style-name="NS-font-size10"><text:span text:style-name="AC-roman"><text:span text:style-name="AC-weight400"><text:span text:style-name="AC-underline-none">Control sum</text:span></text:span></text:span></text:span></text:span></text:p>
            </office:annotation>
            <text:p/>
          </table:table-cell>
          <table:table-cell table:style-name="ACE-6" table:formula="of:=IF(AND(COUNTIFS([.A1:.A6];&quot;&gt;0&quot;;[.A1:.A6];&quot;&lt;=6&quot;)=6;ISNUMBER([.A7]));&quot;OK&quot;;&quot;BAD&quot;)" office:value-type="string" office:string-value="BAD">
            <office:annotation>
              <text:p><text:span text:style-name="AC-strikethrough-none"><text:span text:style-name="NS-font-size10"><text:span text:style-name="AC-roman"><text:span text:style-name="AC-weight400"><text:span text:style-name="AC-underline-none">Status</text:span></text:span></text:span></text:span></text:span></text:p>
            </office:annotation>
            <text:p>BAD</text:p>
          </table:table-cell>
          <table:table-cell table:number-columns-repeated="126" table:style-name="ACE-3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Sheet_Title" table:expression="of:=&quot;Encode&quot;" table:base-cell-address="$'Encode'.$A$1"/>
          <table:named-expression table:name="Print_Area" table:expression="of:=#REF!" table:base-cell-address="$'Encod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Decode" table:style-name="ta-1" table:print="true">
        <office:forms form:automatic-focus="false" form:apply-design-mode="false">
          <form:form/>
        </office:forms>
        <table:table-column table:default-cell-style-name="ACE-9" table:style-name="ACOL-1" table:number-columns-repeated="2"/>
        <table:table-column table:default-cell-style-name="ACE-9" table:style-name="ACOL-0" table:number-columns-repeated="126"/>
        <table:table-row table:style-name="AROW-1">
          <table:table-cell table:style-name="ACE-7"/>
          <table:table-cell table:style-name="ACE-10">
            <office:annotation>
              <text:p><text:span text:style-name="AC-strikethrough-none"><text:span text:style-name="NS-font-size10"><text:span text:style-name="AC-roman"><text:span text:style-name="AC-weight400"><text:span text:style-name="AC-underline-none">Control sum</text:span></text:span></text:span></text:span></text:span></text:p>
            </office:annotation>
          </table:table-cell>
          <table:table-cell table:number-columns-repeated="126" table:style-name="ACE-9"/>
        </table:table-row>
        <table:table-row table:style-name="AROW-1" table:number-rows-repeated="4">
          <table:table-cell table:style-name="ACE-7"/>
          <table:table-cell table:number-columns-repeated="127" table:style-name="ACE-9"/>
        </table:table-row>
        <table:table-row table:style-name="AROW-1">
          <table:table-cell table:style-name="ACE-7"/>
          <table:table-cell table:style-name="ACE-11" table:formula="of:=SUM([.A1:.A6])" office:value-type="float" office:value="0">
            <text:p>0</text:p>
          </table:table-cell>
          <table:table-cell table:number-columns-repeated="126" table:style-name="ACE-9"/>
        </table:table-row>
        <table:table-row table:style-name="AROW-1">
          <table:table-cell table:style-name="ACE-8" table:formula="of:=IF(COUNTBLANK([.A1:.A6])&lt;&gt;1;&quot;&quot;;IF(AND(COUNTIFS([.A1:.A6];&quot;&gt;=1&quot;;[.A1:.A6];&quot;&lt;=6&quot;)=5;COUNTBLANK([.A1:.A6])=1;ISNUMBER([.B1]);[.B1]&gt;=0;[.B1]&lt;=6);6-MOD([.B6]-[.B1];6);&quot;ERROR&quot;))" office:value-type="string" office:string-value="">
            <office:annotation>
              <text:p><text:span text:style-name="AC-strikethrough-none"><text:span text:style-name="NS-font-size10"><text:span text:style-name="AC-roman"><text:span text:style-name="AC-weight400"><text:span text:style-name="AC-underline-none">Recovery Result (Decoded missing dice value)</text:span></text:span></text:span></text:span></text:span></text:p>
            </office:annotation>
            <text:p/>
          </table:table-cell>
          <table:table-cell table:style-name="ACE-12" table:formula="of:=IF(COUNTBLANK([.A1:.A6])&gt;0;&quot;&quot;;IF(AND(COUNTIFS([.A1:.A6];&quot;&gt;0&quot;;[.A1:.A6];&quot;&lt;=6&quot;)=6;ISNUMBER([.B1]);[.B1]&gt;=0;[.B1]&lt;=6);IF(6-MOD([.B6]-[.B1];6)=6;&quot;OK&quot;;&quot;BAD&quot;);&quot;ERROR&quot;))" office:value-type="string" office:string-value="">
            <office:annotation>
              <text:p><text:span text:style-name="AC-strikethrough-none"><text:span text:style-name="NS-font-size10"><text:span text:style-name="AC-roman"><text:span text:style-name="AC-weight400"><text:span text:style-name="AC-underline-none">Check</text:span></text:span></text:span></text:span></text:span></text:p>
            </office:annotation>
            <text:p/>
          </table:table-cell>
          <table:table-cell table:number-columns-repeated="126" table:style-name="ACE-9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Sheet_Title" table:expression="of:=&quot;Decode&quot;" table:base-cell-address="$'Decode'.$A$1"/>
          <table:named-expression table:name="Print_Area" table:expression="of:=#REF!" table:base-cell-address="$'Decode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1" style:family="table-cell">
      <style:table-cell-properties fo:background-color="#ffcccc" gnm:background-colour="#ffcccc" gnm:pattern="1" style:print-content="true" style:decimal-places="13"/>
      <style:paragraph-properties/>
      <style:text-properties fo:color="#cc0000"/>
    </style:style>
    <style:style style:name="Gnumeric-1" style:family="table-cell">
      <style:table-cell-properties fo:background-color="#ffcccc" gnm:background-colour="#ffcccc" gnm:pattern="1" style:print-content="true" style:decimal-places="13"/>
      <style:paragraph-properties/>
      <style:text-properties fo:color="#cc0000"/>
    </style:style>
    <style:style style:name="Gnumeric-1" style:family="table-cell">
      <style:table-cell-properties fo:background-color="#ffcccc" gnm:background-colour="#ffcccc" gnm:pattern="1" style:print-content="true" style:decimal-places="13"/>
      <style:paragraph-properties/>
      <style:text-properties fo:color="#cc0000"/>
    </style:style>
    <style:style style:name="Gnumeric-2" style:family="table-cell">
      <style:table-cell-properties style:print-content="true" style:decimal-places="13"/>
      <style:paragraph-properties/>
      <style:text-properties fo:color="#cc0000"/>
    </style:style>
    <style:style style:name="Gnumeric-2" style:family="table-cell">
      <style:table-cell-properties style:print-content="true" style:decimal-places="13"/>
      <style:paragraph-properties/>
      <style:text-properties fo:color="#cc0000"/>
    </style:style>
    <style:style style:name="Gnumeric-2" style:family="table-cell">
      <style:table-cell-properties style:print-content="true" style:decimal-places="13"/>
      <style:paragraph-properties/>
      <style:text-properties fo:color="#cc0000"/>
    </style:style>
    <style:style style:name="Gnumeric-2" style:family="table-cell">
      <style:table-cell-properties style:print-content="true" style:decimal-places="13"/>
      <style:paragraph-properties/>
      <style:text-properties fo:color="#cc0000"/>
    </style:style>
    <style:style style:name="Gnumeric-3" style:family="table-cell">
      <style:table-cell-properties fo:background-color="#ccffcc" gnm:background-colour="#ccffcc" gnm:pattern="1" style:print-content="true" style:decimal-places="13"/>
      <style:paragraph-properties/>
      <style:text-properties fo:color="#006600"/>
    </style:style>
    <style:style style:name="Gnumeric-3" style:family="table-cell">
      <style:table-cell-properties fo:background-color="#ccffcc" gnm:background-colour="#ccffcc" gnm:pattern="1" style:print-content="true" style:decimal-places="13"/>
      <style:paragraph-properties/>
      <style:text-properties fo:color="#006600"/>
    </style:style>
    <style:style style:name="Gnumeric-3" style:family="table-cell">
      <style:table-cell-properties fo:background-color="#ccffcc" gnm:background-colour="#ccffcc" gnm:pattern="1" style:print-content="true" style:decimal-places="13"/>
      <style:paragraph-properties/>
      <style:text-properties fo:color="#006600"/>
    </style:style>
    <style:style style:name="Gnumeric-4" style:family="table-cell">
      <style:table-cell-properties fo:background-color="#cc0000" gnm:background-colour="#cc0000" gnm:pattern="1" style:print-content="true" style:decimal-places="13"/>
      <style:paragraph-properties/>
      <style:text-properties fo:font-weight="bold" fo:color="#ffffff"/>
    </style:style>
    <style:style style:name="Gnumeric-4" style:family="table-cell">
      <style:table-cell-properties fo:background-color="#cc0000" gnm:background-colour="#cc0000" gnm:pattern="1" style:print-content="true" style:decimal-places="13"/>
      <style:paragraph-properties/>
      <style:text-properties fo:font-weight="bold" fo:color="#ffffff"/>
    </style:style>
    <style:style style:name="Gnumeric-4" style:family="table-cell">
      <style:table-cell-properties fo:background-color="#cc0000" gnm:background-colour="#cc0000" gnm:pattern="1" style:print-content="true" style:decimal-places="13"/>
      <style:paragraph-properties/>
      <style:text-properties fo:font-weight="bold" fo:color="#ffffff"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0" style:family="text" style:display-name="Font Size 10pt">
      <style:text-properties fo:font-size="10pt" style:font-size-asian="10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7.5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Encod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Decod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2-08T23:18:13Z</dc:date>
    <meta:creation-date>2024-01-21T15:36:38Z</meta:creation-date>
    <meta:editing-cycles>16</meta:editing-cycles>
    <meta:editing-duration>PT10H10M48S</meta:editing-duration>
    <meta:generator>gnumeric/1.12.55</meta:generator>
  </office:meta>
</office:document-meta>
</file>